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379F70AD8724FB5.png" manifest:media-type="image/png"/>
  <manifest:file-entry manifest:full-path="Pictures/1000000000000556000003002C410DE752B8016F.png" manifest:media-type="image/png"/>
  <manifest:file-entry manifest:full-path="Pictures/100000000000055600000300F79C87546668F345.png" manifest:media-type="image/png"/>
  <manifest:file-entry manifest:full-path="Pictures/1000000000000556000003007261790B03FD7019.jpg" manifest:media-type="image/jpeg"/>
  <manifest:file-entry manifest:full-path="Pictures/100000000000055600000300FEEFC598A716AB1C.png" manifest:media-type="image/png"/>
  <manifest:file-entry manifest:full-path="Pictures/100000000000055600000300BF4001C5A91B8F1D.jpg" manifest:media-type="image/jpeg"/>
  <manifest:file-entry manifest:full-path="Pictures/10000000000005560000030086E6A1D729E4035C.jpg" manifest:media-type="image/jpeg"/>
  <manifest:file-entry manifest:full-path="Pictures/10000000000005560000030051482CBADAFEE3CF.jpg" manifest:media-type="image/jpeg"/>
  <manifest:file-entry manifest:full-path="Pictures/100000000000055600000300696CEDD01CEF1B21.jpg" manifest:media-type="image/jpeg"/>
  <manifest:file-entry manifest:full-path="Pictures/10000000000005560000030022F94D1F892C15E3.jpg" manifest:media-type="image/jpeg"/>
  <manifest:file-entry manifest:full-path="Pictures/100000000000055600000300C3FEB644B795BB10.png" manifest:media-type="image/png"/>
  <manifest:file-entry manifest:full-path="Pictures/1000000000000556000003007F62FB31CDE4C7C1.jpg" manifest:media-type="image/jpeg"/>
  <manifest:file-entry manifest:full-path="Pictures/1000000000000556000003008A2D81939BA2E1E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305cm" svg:width="17.59cm" svg:height="9.888cm" draw:z-index="0"><draw:image xlink:href="Pictures/1000000000000556000003008A2D81939BA2E1E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width="17.59cm" svg:height="9.888cm" draw:z-index="1"><draw:image xlink:href="Pictures/10000000000005560000030022F94D1F892C15E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7.59cm" svg:height="9.888cm" draw:z-index="2"><draw:image xlink:href="Pictures/1000000000000556000003007F62FB31CDE4C7C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width="17.59cm" svg:height="9.888cm" draw:z-index="3"><draw:image xlink:href="Pictures/10000000000005560000030051482CBADAFEE3C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width="17.59cm" svg:height="9.888cm" draw:z-index="4"><draw:image xlink:href="Pictures/100000000000055600000300696CEDD01CEF1B2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width="17.59cm" svg:height="9.888cm" draw:z-index="5"><draw:image xlink:href="Pictures/10000000000005560000030086E6A1D729E4035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width="17.59cm" svg:height="9.888cm" draw:z-index="6"><draw:image xlink:href="Pictures/100000000000055600000300BF4001C5A91B8F1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width="17.59cm" svg:height="9.888cm" draw:z-index="7"><draw:image xlink:href="Pictures/1000000000000556000003007261790B03FD701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9" text:anchor-type="char" svg:width="17.59cm" svg:height="9.888cm" draw:z-index="8"><draw:image xlink:href="Pictures/100000000000055600000300C3FEB644B795BB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10" text:anchor-type="char" svg:x="0.279cm" svg:y="0.39cm" svg:width="17.59cm" svg:height="9.888cm" draw:z-index="9"><draw:image xlink:href="Pictures/100000000000055600000300F79C87546668F3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11" text:anchor-type="char" svg:width="17.59cm" svg:height="9.888cm" draw:z-index="10"><draw:image xlink:href="Pictures/100000000000055600000300FEEFC598A716AB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width="17.59cm" svg:height="9.888cm" draw:z-index="11"><draw:image xlink:href="Pictures/1000000000000556000003002C410DE752B801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n13" text:anchor-type="char" svg:width="17.59cm" svg:height="9.888cm" draw:z-index="12"><draw:image xlink:href="Pictures/100000000000055600000300F379F70AD8724FB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6:47:17.715396479</meta:creation-date>
    <dc:date>2024-08-05T16:51:38.712118439</dc:date>
    <meta:editing-duration>PT4M22S</meta:editing-duration>
    <meta:editing-cycles>1</meta:editing-cycles>
    <meta:document-statistic meta:table-count="0" meta:image-count="13" meta:object-count="0" meta:page-count="14" meta:paragraph-count="1" meta:word-count="0" meta:character-count="6" meta:non-whitespace-character-count="0"/>
    <meta:generator>LibreOffice/7.3.7.2$Linux_X86_64 LibreOffice_project/30$Build-2</meta:generator>
  </office:meta>
</office:document-meta>
</file>